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0008in solid #000000" fo:padding="0.028in"/>
      <style:text-properties fo:font-weight="normal" style:font-weight-asian="normal" style:font-weight-complex="normal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44" office:value-type="date" office:date-value="2018-04-04">
            <text:p>04/04/18</text:p>
          </table:table-cell>
          <table:table-cell table:style-name="ce44" table:formula="of:=IF(YEAR(NOW())&gt;YEAR([.C4]);DATE(YEAR([.C4]);12;31);NOW())" office:value-type="date" office:date-value="2018-05-17T14:04:34">
            <text:p>05/17/18</text:p>
          </table:table-cell>
          <table:table-cell table:style-name="ce45"/>
          <table:table-cell table:style-name="ce46" table:formula="of:=SUMPRODUCT([Thong_Tin_Ngay_Nghi_201801.$B$3:.$B$38]=[.$B4];[Thong_Tin_Ngay_Nghi_201801.$C$3:.$C$38]) + SUMPRODUCT([Thong_Tin_Ngay_Nghi_201802.$B$3:.$B$36]=[.$B4];[Thong_Tin_Ngay_Nghi_201802.$C$3:.$C$36]) + SUMPRODUCT([Thong_Tin_Ngay_Nghi_201803.$B$3:.$B$37]=[.$B4];[Thong_Tin_Ngay_Nghi_201803.$C$3:.$C$37])  + SUMPRODUCT([Thong_Tin_Ngay_Nghi_201804.$B$3:.$B$37]=[.$B4];[Thong_Tin_Ngay_Nghi_201804.$C$3:.$C$37])  + SUMPRODUCT([Thong_Tin_Ngay_Nghi_201805.$B$3:.$B$36]=[.$B4];[Thong_Tin_Ngay_Nghi_201805.$C$3:.$C$36])  + SUMPRODUCT([Thong_Tin_Ngay_Nghi_201806.$B$3:.$B$35]=[.$B4];[Thong_Tin_Ngay_Nghi_201806.$C$3:.$C$35])  + SUMPRODUCT([Thong_Tin_Ngay_Nghi_201807.$B$3:.$B$34]=[.$B4];[Thong_Tin_Ngay_Nghi_201807.$C$3:.$C$34])  + SUMPRODUCT([Thong_Tin_Ngay_Nghi_201808.$B$3:.$B$32]=[.$B4];[Thong_Tin_Ngay_Nghi_201808.$C$3:.$C$32])  + SUMPRODUCT([Thong_Tin_Ngay_Nghi_201809.$B$3:.$B$35]=[.$B4];[Thong_Tin_Ngay_Nghi_201809.$C$3:.$C$35])" office:value-type="float" office:value="11.5">
            <text:p>11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5]);DATE(YEAR([.C5]);12;31);NOW())" office:value-type="date" office:date-value="2018-05-17T14:04:34">
            <text:p>05/17/18</text:p>
          </table:table-cell>
          <table:table-cell table:style-name="ce45"/>
          <table:table-cell table:style-name="ce46" table:formula="of:=SUMPRODUCT([Thong_Tin_Ngay_Nghi_201801.$B$3:.$B$38]=[.$B5];[Thong_Tin_Ngay_Nghi_201801.$C$3:.$C$38]) + SUMPRODUCT([Thong_Tin_Ngay_Nghi_201802.$B$3:.$B$36]=[.$B5];[Thong_Tin_Ngay_Nghi_201802.$C$3:.$C$36]) + SUMPRODUCT([Thong_Tin_Ngay_Nghi_201803.$B$3:.$B$37]=[.$B5];[Thong_Tin_Ngay_Nghi_201803.$C$3:.$C$37])  + SUMPRODUCT([Thong_Tin_Ngay_Nghi_201804.$B$3:.$B$37]=[.$B5];[Thong_Tin_Ngay_Nghi_201804.$C$3:.$C$37])  + SUMPRODUCT([Thong_Tin_Ngay_Nghi_201805.$B$3:.$B$36]=[.$B5];[Thong_Tin_Ngay_Nghi_201805.$C$3:.$C$36])  + SUMPRODUCT([Thong_Tin_Ngay_Nghi_201806.$B$3:.$B$35]=[.$B5];[Thong_Tin_Ngay_Nghi_201806.$C$3:.$C$35])  + SUMPRODUCT([Thong_Tin_Ngay_Nghi_201807.$B$3:.$B$34]=[.$B5];[Thong_Tin_Ngay_Nghi_201807.$C$3:.$C$34])  + SUMPRODUCT([Thong_Tin_Ngay_Nghi_201808.$B$3:.$B$32]=[.$B5];[Thong_Tin_Ngay_Nghi_201808.$C$3:.$C$32])  + SUMPRODUCT([Thong_Tin_Ngay_Nghi_201809.$B$3:.$B$35]=[.$B5];[Thong_Tin_Ngay_Nghi_201809.$C$3:.$C$35])" office:value-type="float" office:value="2">
            <text:p>2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PhuVT</text:p>
          </table:table-cell>
          <table:table-cell table:style-name="ce44" office:value-type="date" office:date-value="2018-03-19">
            <text:p>03/19/18</text:p>
          </table:table-cell>
          <table:table-cell table:style-name="ce44" table:formula="of:=IF(YEAR(NOW())&gt;YEAR([.C6]);DATE(YEAR([.C6]);12;31);NOW())" office:value-type="date" office:date-value="2018-05-17T14:04:34">
            <text:p>05/17/18</text:p>
          </table:table-cell>
          <table:table-cell/>
          <table:table-cell table:style-name="ce46" table:formula="of:=SUMPRODUCT([Thong_Tin_Ngay_Nghi_201801.$B$3:.$B$38]=[.$B6];[Thong_Tin_Ngay_Nghi_201801.$C$3:.$C$38]) + SUMPRODUCT([Thong_Tin_Ngay_Nghi_201802.$B$3:.$B$36]=[.$B6];[Thong_Tin_Ngay_Nghi_201802.$C$3:.$C$36]) + SUMPRODUCT([Thong_Tin_Ngay_Nghi_201803.$B$3:.$B$37]=[.$B6];[Thong_Tin_Ngay_Nghi_201803.$C$3:.$C$37])  + SUMPRODUCT([Thong_Tin_Ngay_Nghi_201804.$B$3:.$B$37]=[.$B6];[Thong_Tin_Ngay_Nghi_201804.$C$3:.$C$37])  + SUMPRODUCT([Thong_Tin_Ngay_Nghi_201805.$B$3:.$B$36]=[.$B6];[Thong_Tin_Ngay_Nghi_201805.$C$3:.$C$36])  + SUMPRODUCT([Thong_Tin_Ngay_Nghi_201806.$B$3:.$B$35]=[.$B6];[Thong_Tin_Ngay_Nghi_201806.$C$3:.$C$35])  + SUMPRODUCT([Thong_Tin_Ngay_Nghi_201807.$B$3:.$B$34]=[.$B6];[Thong_Tin_Ngay_Nghi_201807.$C$3:.$C$34])  + SUMPRODUCT([Thong_Tin_Ngay_Nghi_201808.$B$3:.$B$32]=[.$B6];[Thong_Tin_Ngay_Nghi_201808.$C$3:.$C$32])  + SUMPRODUCT([Thong_Tin_Ngay_Nghi_201809.$B$3:.$B$35]=[.$B6];[Thong_Tin_Ngay_Nghi_201809.$C$3:.$C$35])" office:value-type="float" office:value="12.5">
            <text:p>12.5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ThanhCH</text:p>
          </table:table-cell>
          <table:table-cell table:style-name="ce44" office:value-type="date" office:date-value="2018-03-01">
            <text:p>03/01/18</text:p>
          </table:table-cell>
          <table:table-cell table:style-name="ce44" table:formula="of:=IF(YEAR(NOW())&gt;YEAR([.C7]);DATE(YEAR([.C7]);12;31);NOW())" office:value-type="date" office:date-value="2018-05-17T14:04:34">
            <text:p>05/17/18</text:p>
          </table:table-cell>
          <table:table-cell/>
          <table:table-cell table:style-name="ce46" table:formula="of:=SUMPRODUCT([Thong_Tin_Ngay_Nghi_201801.$B$3:.$B$38]=[.$B7];[Thong_Tin_Ngay_Nghi_201801.$C$3:.$C$38]) + SUMPRODUCT([Thong_Tin_Ngay_Nghi_201802.$B$3:.$B$36]=[.$B7];[Thong_Tin_Ngay_Nghi_201802.$C$3:.$C$36]) + SUMPRODUCT([Thong_Tin_Ngay_Nghi_201803.$B$3:.$B$37]=[.$B7];[Thong_Tin_Ngay_Nghi_201803.$C$3:.$C$37])  + SUMPRODUCT([Thong_Tin_Ngay_Nghi_201804.$B$3:.$B$37]=[.$B7];[Thong_Tin_Ngay_Nghi_201804.$C$3:.$C$37])  + SUMPRODUCT([Thong_Tin_Ngay_Nghi_201805.$B$3:.$B$36]=[.$B7];[Thong_Tin_Ngay_Nghi_201805.$C$3:.$C$36])  + SUMPRODUCT([Thong_Tin_Ngay_Nghi_201806.$B$3:.$B$35]=[.$B7];[Thong_Tin_Ngay_Nghi_201806.$C$3:.$C$35])  + SUMPRODUCT([Thong_Tin_Ngay_Nghi_201807.$B$3:.$B$34]=[.$B7];[Thong_Tin_Ngay_Nghi_201807.$C$3:.$C$34])  + SUMPRODUCT([Thong_Tin_Ngay_Nghi_201808.$B$3:.$B$32]=[.$B7];[Thong_Tin_Ngay_Nghi_201808.$C$3:.$C$32])  + SUMPRODUCT([Thong_Tin_Ngay_Nghi_201809.$B$3:.$B$35]=[.$B7];[Thong_Tin_Ngay_Nghi_201809.$C$3:.$C$35])" office:value-type="float" office:value="2">
            <text:p>2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ThinhCT</text:p>
          </table:table-cell>
          <table:table-cell table:style-name="ce44" office:value-type="date" office:date-value="2018-04-06">
            <text:p>04/06/18</text:p>
          </table:table-cell>
          <table:table-cell table:style-name="ce44" table:formula="of:=IF(YEAR(NOW())&gt;YEAR([.C8]);DATE(YEAR([.C8]);12;31);NOW())" office:value-type="date" office:date-value="2018-05-17T14:04:34.01">
            <text:p>05/17/18</text:p>
          </table:table-cell>
          <table:table-cell/>
          <table:table-cell table:style-name="ce46" table:formula="of:=SUMPRODUCT([Thong_Tin_Ngay_Nghi_201801.$B$3:.$B$38]=[.$B8];[Thong_Tin_Ngay_Nghi_201801.$C$3:.$C$38]) + SUMPRODUCT([Thong_Tin_Ngay_Nghi_201802.$B$3:.$B$36]=[.$B8];[Thong_Tin_Ngay_Nghi_201802.$C$3:.$C$36]) + SUMPRODUCT([Thong_Tin_Ngay_Nghi_201803.$B$3:.$B$37]=[.$B8];[Thong_Tin_Ngay_Nghi_201803.$C$3:.$C$37])  + SUMPRODUCT([Thong_Tin_Ngay_Nghi_201804.$B$3:.$B$37]=[.$B8];[Thong_Tin_Ngay_Nghi_201804.$C$3:.$C$37])  + SUMPRODUCT([Thong_Tin_Ngay_Nghi_201805.$B$3:.$B$36]=[.$B8];[Thong_Tin_Ngay_Nghi_201805.$C$3:.$C$36])  + SUMPRODUCT([Thong_Tin_Ngay_Nghi_201806.$B$3:.$B$35]=[.$B8];[Thong_Tin_Ngay_Nghi_201806.$C$3:.$C$35])  + SUMPRODUCT([Thong_Tin_Ngay_Nghi_201807.$B$3:.$B$34]=[.$B8];[Thong_Tin_Ngay_Nghi_201807.$C$3:.$C$34])  + SUMPRODUCT([Thong_Tin_Ngay_Nghi_201808.$B$3:.$B$32]=[.$B8];[Thong_Tin_Ngay_Nghi_201808.$C$3:.$C$32])  + SUMPRODUCT([Thong_Tin_Ngay_Nghi_201809.$B$3:.$B$35]=[.$B8];[Thong_Tin_Ngay_Nghi_201809.$C$3:.$C$35])" office:value-type="float" office:value="4">
            <text:p>4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9]);DATE(YEAR([.C9]);12;31);NOW())" office:value-type="date" office:date-value="2018-05-17T14:04:34.01">
            <text:p>05/17/18</text:p>
          </table:table-cell>
          <table:table-cell/>
          <table:table-cell table:style-name="ce46" table:formula="of:=SUMPRODUCT([Thong_Tin_Ngay_Nghi_201801.$B$3:.$B$38]=[.$B9];[Thong_Tin_Ngay_Nghi_201801.$C$3:.$C$38]) + SUMPRODUCT([Thong_Tin_Ngay_Nghi_201802.$B$3:.$B$36]=[.$B9];[Thong_Tin_Ngay_Nghi_201802.$C$3:.$C$36]) + SUMPRODUCT([Thong_Tin_Ngay_Nghi_201803.$B$3:.$B$37]=[.$B9];[Thong_Tin_Ngay_Nghi_201803.$C$3:.$C$37])  + SUMPRODUCT([Thong_Tin_Ngay_Nghi_201804.$B$3:.$B$37]=[.$B9];[Thong_Tin_Ngay_Nghi_201804.$C$3:.$C$37])  + SUMPRODUCT([Thong_Tin_Ngay_Nghi_201805.$B$3:.$B$36]=[.$B9];[Thong_Tin_Ngay_Nghi_201805.$C$3:.$C$36])  + SUMPRODUCT([Thong_Tin_Ngay_Nghi_201806.$B$3:.$B$35]=[.$B9];[Thong_Tin_Ngay_Nghi_201806.$C$3:.$C$35])  + SUMPRODUCT([Thong_Tin_Ngay_Nghi_201807.$B$3:.$B$34]=[.$B9];[Thong_Tin_Ngay_Nghi_201807.$C$3:.$C$34])  + SUMPRODUCT([Thong_Tin_Ngay_Nghi_201808.$B$3:.$B$32]=[.$B9];[Thong_Tin_Ngay_Nghi_201808.$C$3:.$C$32])  + SUMPRODUCT([Thong_Tin_Ngay_Nghi_201809.$B$3:.$B$35]=[.$B9];[Thong_Tin_Ngay_Nghi_201809.$C$3:.$C$35])" office:value-type="float" office:value="12.5">
            <text:p>12.5</text:p>
          </table:table-cell>
        </table:table-row>
        <table:table-row table:style-name="ro2">
          <table:table-cell table:style-name="ce39"/>
          <table:table-cell table:style-name="ce41"/>
          <table:table-cell table:style-name="ce44" table:number-columns-repeated="2"/>
          <table:table-cell table:style-name="ce45"/>
          <table:table-cell table:style-name="ce46"/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49" table:formula="of:=SUM([.D5:.AH5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61" table:formula="of:=SUM([.D4:.AH4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1" draw:text-style-name="P1" svg:width="1.1413in" svg:height="0.3902in" svg:x="6.3839in" svg:y="0.1185in" draw:caption-point-x="-0.2402in" draw:caption-point-y="0.5996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1" draw:text-style-name="P1" svg:width="1.1413in" svg:height="0.3902in" svg:x="6.9776in" svg:y="0.1185in" draw:caption-point-x="-0.2402in" draw:caption-point-y="0.5996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2634in" svg:x="9.352in" svg:y="0.119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9.9453in" svg:y="0.119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2" draw:text-style-name="P1" svg:width="1.1413in" svg:height="0.2634in" svg:x="14.6945in" svg:y="0.1197in" draw:caption-point-x="-0.2402in" draw:caption-point-y="0.598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15.2878in" svg:y="0.1197in" draw:caption-point-x="-0.2402in" draw:caption-point-y="0.598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73in" draw:caption-point-x="-0.2402in" draw:caption-point-y="0.6008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48in" draw:caption-point-x="-0.2402in" draw:caption-point-y="0.5433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48in" draw:caption-point-x="-0.2402in" draw:caption-point-y="0.5433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3" draw:text-style-name="P1" svg:width="1.1413in" svg:height="0.8567in" svg:x="20.0366in" svg:y="0.1748in" draw:caption-point-x="-0.2402in" draw:caption-point-y="0.5433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57in" draw:caption-point-x="-0.2402in" draw:caption-point-y="0.6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93in" draw:caption-point-x="-0.2402in" draw:caption-point-y="0.5965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THT</text:p>
          </table:table-cell>
          <table:table-cell table:style-name="ce72" table:formula="of:=SUM([.D6:.AH6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5457in" svg:x="3.4157in" svg:y="0.6079in" draw:caption-point-x="-0.2402in" draw:caption-point-y="0.6055in">
              <dc:date>2018-03-02T00:00:00</dc:date>
              <text:p text:style-name="P1"><text:span text:style-name="T1">Lên trường họp với cố vấn thực tập, off sáng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1" svg:width="1.1413in" svg:height="0.2634in" svg:x="9.352in" svg:y="0.6102in" draw:caption-point-x="-0.2402in" draw:caption-point-y="0.6031in">
              <dc:date>2018-03-12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2634in" svg:x="15.2878in" svg:y="0.615in" draw:caption-point-x="-0.2402in" draw:caption-point-y="0.5984in">
              <dc:date>2018-03-22T00:00:00</dc:date>
              <text:p text:style-name="P1"><text:span text:style-name="T1">Đi khám bệnh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4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7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4" table:number-columns-spanned="2" table:number-rows-spanned="1">
            <text:p>4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8" table:number-columns-spanned="2" table:number-rows-spanned="1">
            <text:p>2018</text:p>
          </table:table-cell>
          <table:covered-table-cell table:style-name="ce96"/>
          <table:table-cell table:style-name="ce8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8" table:formula="of:=DATE([.$R$1];[.N1];1)" office:value-type="date" office:date-value="2018-04-01">
            <text:p>01</text:p>
          </table:table-cell>
          <table:table-cell table:style-name="ce88" table:formula="of:=[.D2]+1" office:value-type="date" office:date-value="2018-04-02">
            <text:p>02</text:p>
          </table:table-cell>
          <table:table-cell table:style-name="ce88" table:formula="of:=[.E2]+1" office:value-type="date" office:date-value="2018-04-03">
            <text:p>03</text:p>
          </table:table-cell>
          <table:table-cell table:style-name="ce88" table:formula="of:=[.F2]+1" office:value-type="date" office:date-value="2018-04-04">
            <text:p>04</text:p>
          </table:table-cell>
          <table:table-cell table:style-name="ce88" table:formula="of:=[.G2]+1" office:value-type="date" office:date-value="2018-04-05">
            <text:p>05</text:p>
          </table:table-cell>
          <table:table-cell table:style-name="ce88" table:formula="of:=[.H2]+1" office:value-type="date" office:date-value="2018-04-06">
            <text:p>06</text:p>
          </table:table-cell>
          <table:table-cell table:style-name="ce88" table:formula="of:=[.I2]+1" office:value-type="date" office:date-value="2018-04-07">
            <text:p>07</text:p>
          </table:table-cell>
          <table:table-cell table:style-name="ce88" table:formula="of:=[.J2]+1" office:value-type="date" office:date-value="2018-04-08">
            <text:p>08</text:p>
          </table:table-cell>
          <table:table-cell table:style-name="ce88" table:formula="of:=[.K2]+1" office:value-type="date" office:date-value="2018-04-09">
            <text:p>09</text:p>
          </table:table-cell>
          <table:table-cell table:style-name="ce88" table:formula="of:=[.L2]+1" office:value-type="date" office:date-value="2018-04-10">
            <text:p>10</text:p>
          </table:table-cell>
          <table:table-cell table:style-name="ce88" table:formula="of:=[.M2]+1" office:value-type="date" office:date-value="2018-04-11">
            <text:p>11</text:p>
          </table:table-cell>
          <table:table-cell table:style-name="ce88" table:formula="of:=[.N2]+1" office:value-type="date" office:date-value="2018-04-12">
            <text:p>12</text:p>
          </table:table-cell>
          <table:table-cell table:style-name="ce88" table:formula="of:=[.O2]+1" office:value-type="date" office:date-value="2018-04-13">
            <text:p>13</text:p>
          </table:table-cell>
          <table:table-cell table:style-name="ce88" table:formula="of:=[.P2]+1" office:value-type="date" office:date-value="2018-04-14">
            <text:p>14</text:p>
          </table:table-cell>
          <table:table-cell table:style-name="ce88" table:formula="of:=[.Q2]+1" office:value-type="date" office:date-value="2018-04-15">
            <text:p>15</text:p>
          </table:table-cell>
          <table:table-cell table:style-name="ce88" table:formula="of:=[.R2]+1" office:value-type="date" office:date-value="2018-04-16">
            <text:p>16</text:p>
          </table:table-cell>
          <table:table-cell table:style-name="ce88" table:formula="of:=[.S2]+1" office:value-type="date" office:date-value="2018-04-17">
            <text:p>17</text:p>
          </table:table-cell>
          <table:table-cell table:style-name="ce88" table:formula="of:=[.T2]+1" office:value-type="date" office:date-value="2018-04-18">
            <text:p>18</text:p>
          </table:table-cell>
          <table:table-cell table:style-name="ce88" table:formula="of:=[.U2]+1" office:value-type="date" office:date-value="2018-04-19">
            <text:p>19</text:p>
          </table:table-cell>
          <table:table-cell table:style-name="ce88" table:formula="of:=[.V2]+1" office:value-type="date" office:date-value="2018-04-20">
            <text:p>20</text:p>
          </table:table-cell>
          <table:table-cell table:style-name="ce88" table:formula="of:=[.W2]+1" office:value-type="date" office:date-value="2018-04-21">
            <text:p>21</text:p>
          </table:table-cell>
          <table:table-cell table:style-name="ce88" table:formula="of:=[.X2]+1" office:value-type="date" office:date-value="2018-04-22">
            <text:p>22</text:p>
          </table:table-cell>
          <table:table-cell table:style-name="ce88" table:formula="of:=[.Y2]+1" office:value-type="date" office:date-value="2018-04-23">
            <text:p>23</text:p>
          </table:table-cell>
          <table:table-cell table:style-name="ce88" table:formula="of:=[.Z2]+1" office:value-type="date" office:date-value="2018-04-24">
            <text:p>24</text:p>
          </table:table-cell>
          <table:table-cell table:style-name="ce88" table:formula="of:=[.AA2]+1" office:value-type="date" office:date-value="2018-04-25">
            <text:p>25</text:p>
          </table:table-cell>
          <table:table-cell table:style-name="ce88" table:formula="of:=[.AB2]+1" office:value-type="date" office:date-value="2018-04-26">
            <text:p>26</text:p>
          </table:table-cell>
          <table:table-cell table:style-name="ce88" table:formula="of:=[.AC2]+1" office:value-type="date" office:date-value="2018-04-27">
            <text:p>27</text:p>
          </table:table-cell>
          <table:table-cell table:style-name="ce88" table:formula="of:=[.AD2]+1" office:value-type="date" office:date-value="2018-04-28">
            <text:p>28</text:p>
          </table:table-cell>
          <table:table-cell table:style-name="ce88" table:formula="of:=[.AE2]+1" office:value-type="date" office:date-value="2018-04-29">
            <text:p>29</text:p>
          </table:table-cell>
          <table:table-cell table:style-name="ce88" table:formula="of:=[.AF2]+1" office:value-type="date" office:date-value="2018-04-30">
            <text:p>30</text:p>
          </table:table-cell>
          <table:table-cell table:style-name="ce88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84" office:value-type="float" office:value="1">
            <text:p>1</text:p>
          </table:table-cell>
          <table:table-cell table:style-name="ce85" office:value-type="string">
            <text:p>AnhNK</text:p>
          </table:table-cell>
          <table:table-cell table:style-name="ce86" table:formula="of:=SUM([.D4:.AH4])" office:value-type="float" office:value="5">
            <text:p>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1728in" draw:caption-point-x="-0.2402in" draw:caption-point-y="0.5453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1646in" svg:y="0.115in" draw:caption-point-x="-0.2402in" draw:caption-point-y="0.603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3197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2.9134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4" draw:text-style-name="P1" svg:width="1.1413in" svg:height="0.5457in" svg:x="13.5071in" svg:y="0.1205in" draw:caption-point-x="-0.2402in" draw:caption-point-y="0.5976in">
              <dc:date>2018-04-19T00:00:00</dc:date>
              <text:p text:style-name="P1"><text:span text:style-name="T1">Có bài thuyết trình trên trường, off sáng</text:span></text:p>
            </office:annotation>
            <text:p>0.5</text:p>
          </table:table-cell>
          <table:table-cell table:style-name="ce90" office:value-type="float" office:value="1">
            <office:annotation draw:style-name="gr2" draw:text-style-name="P1" svg:width="1.1413in" svg:height="0.2634in" svg:x="14.1008in" svg:y="0.1209in" draw:caption-point-x="-0.2402in" draw:caption-point-y="0.5972in">
              <dc:date>2018-04-20T00:00:00</dc:date>
              <text:p text:style-name="P1"><text:span text:style-name="T1">Về quê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5.8815in" svg:y="0.1728in" draw:caption-point-x="-0.2402in" draw:caption-point-y="0.5453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6.4752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86" table:formula="of:=SUM([.D5:.AH5])" office:value-type="float" office:value="7.5">
            <text:p>7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4.6031in" svg:y="0.3685in" draw:caption-point-x="-0.2402in" draw:caption-point-y="0.6043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5.7902in" svg:y="0.3685in" draw:caption-point-x="-0.2402in" draw:caption-point-y="0.6043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5457in" svg:x="7.5709in" svg:y="0.3705in" draw:caption-point-x="-0.2402in" draw:caption-point-y="0.6024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90" office:value-type="float" office:value="0.5">
            <office:annotation draw:style-name="gr4" draw:text-style-name="P1" svg:width="1.1413in" svg:height="0.5457in" svg:x="8.1646in" svg:y="0.372in" draw:caption-point-x="-0.2402in" draw:caption-point-y="0.6008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426in" draw:caption-point-x="-0.2402in" draw:caption-point-y="0.5469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9453in" svg:y="0.426in" draw:caption-point-x="-0.2402in" draw:caption-point-y="0.5469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426in" draw:caption-point-x="-0.2402in" draw:caption-point-y="0.5469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4.1008in" svg:y="0.426in" draw:caption-point-x="-0.2402in" draw:caption-point-y="0.5469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1">
            <office:annotation draw:style-name="gr2" draw:text-style-name="P1" svg:width="1.1413in" svg:height="0.2634in" svg:x="17.6622in" svg:y="0.3768in" draw:caption-point-x="-0.2402in" draw:caption-point-y="0.5961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8.2559in" svg:y="0.426in" draw:caption-point-x="-0.2402in" draw:caption-point-y="0.5469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86" table:formula="of:=SUM([.D6:.AH6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2634in" svg:x="9.352in" svg:y="0.6209in" draw:caption-point-x="-0.2402in" draw:caption-point-y="0.5996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6236in" draw:caption-point-x="-0.2402in" draw:caption-point-y="0.5969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86" table:formula="of:=SUM([.D7:.AH7])" office:value-type="float" office:value="2">
            <text:p>2</text:p>
          </table:table-cell>
          <table:table-cell table:style-name="ce90" table:number-columns-repeated="5"/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8657in" draw:caption-point-x="-0.2402in" draw:caption-point-y="0.6024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8657in" draw:caption-point-x="-0.2402in" draw:caption-point-y="0.6024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5" draw:text-style-name="P1" svg:width="1.1413in" svg:height="0.7012in" svg:x="9.352in" svg:y="0.8657in" draw:caption-point-x="-0.2402in" draw:caption-point-y="0.6024in">
              <dc:date>2018-04-09T00:00:00</dc:date>
              <text:p text:style-name="P1"><text:span text:style-name="T1">Xin về sớm, 4h45 về gặp giảng viên hướng dẫn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1.7264in" svg:y="0.8689in" draw:caption-point-x="-0.2402in" draw:caption-point-y="0.5992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8657in" draw:caption-point-x="-0.2402in" draw:caption-point-y="0.6024in">
              <dc:date>2018-04-18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8689in" draw:caption-point-x="-0.2402in" draw:caption-point-y="0.5992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86" table:formula="of:=SUM([.D8:.AH8])" office:value-type="float" office:value="4">
            <text:p>4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5.1965in" svg:y="1.1126in" draw:caption-point-x="-0.2402in" draw:caption-point-y="0.6031in">
              <dc:date>2018-04-05T00:00:00</dc:date>
              <text:p text:style-name="P1"><text:span text:style-name="T1">Bà nhập việ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8.1646in" svg:y="1.1146in" draw:caption-point-x="-0.2402in" draw:caption-point-y="0.6012in">
              <dc:date>2018-04-10T00:00:00</dc:date>
              <text:p text:style-name="P1"><text:span text:style-name="T1">Làm <text:s/>đồ án kết thúc môn học +nghe thầy dặn dò lịch chấm bài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3197in" svg:y="1.1173in" draw:caption-point-x="-0.2402in" draw:caption-point-y="0.5984in">
              <dc:date>2018-04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5071in" svg:y="1.1185in" draw:caption-point-x="-0.2402in" draw:caption-point-y="0.5972in">
              <dc:date>2018-04-19T00:00:00</dc:date>
              <text:p text:style-name="P1"><text:span text:style-name="T1">Thi thử toeic + làm đồ á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559in" svg:y="1.1205in" draw:caption-point-x="-0.2402in" draw:caption-point-y="0.5953in">
              <dc:date>2018-04-27T00:00:00</dc:date>
              <text:p text:style-name="P1"><text:span text:style-name="T1">Làm đồ án + ôn thi anh văn</text:span></text:p>
            </office:annotation>
            <text:p>1</text:p>
          </table:table-cell>
          <table:table-cell table:style-name="ce90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91" table:number-columns-repeated="4"/>
          <table:table-cell table:style-name="ce92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1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8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8" table:number-columns-spanned="2" table:number-rows-spanned="1">
            <text:p>2018</text:p>
          </table:table-cell>
          <table:covered-table-cell table:style-name="ce106"/>
          <table:table-cell table:style-name="ce9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9" table:formula="of:=DATE([.$R$1];[.N1];1)" office:value-type="date" office:date-value="2018-05-01">
            <text:p>01</text:p>
          </table:table-cell>
          <table:table-cell table:style-name="ce99" table:formula="of:=[.D2]+1" office:value-type="date" office:date-value="2018-05-02">
            <text:p>02</text:p>
          </table:table-cell>
          <table:table-cell table:style-name="ce99" table:formula="of:=[.E2]+1" office:value-type="date" office:date-value="2018-05-03">
            <text:p>03</text:p>
          </table:table-cell>
          <table:table-cell table:style-name="ce99" table:formula="of:=[.F2]+1" office:value-type="date" office:date-value="2018-05-04">
            <text:p>04</text:p>
          </table:table-cell>
          <table:table-cell table:style-name="ce99" table:formula="of:=[.G2]+1" office:value-type="date" office:date-value="2018-05-05">
            <text:p>05</text:p>
          </table:table-cell>
          <table:table-cell table:style-name="ce99" table:formula="of:=[.H2]+1" office:value-type="date" office:date-value="2018-05-06">
            <text:p>06</text:p>
          </table:table-cell>
          <table:table-cell table:style-name="ce99" table:formula="of:=[.I2]+1" office:value-type="date" office:date-value="2018-05-07">
            <text:p>07</text:p>
          </table:table-cell>
          <table:table-cell table:style-name="ce99" table:formula="of:=[.J2]+1" office:value-type="date" office:date-value="2018-05-08">
            <text:p>08</text:p>
          </table:table-cell>
          <table:table-cell table:style-name="ce99" table:formula="of:=[.K2]+1" office:value-type="date" office:date-value="2018-05-09">
            <text:p>09</text:p>
          </table:table-cell>
          <table:table-cell table:style-name="ce99" table:formula="of:=[.L2]+1" office:value-type="date" office:date-value="2018-05-10">
            <text:p>10</text:p>
          </table:table-cell>
          <table:table-cell table:style-name="ce99" table:formula="of:=[.M2]+1" office:value-type="date" office:date-value="2018-05-11">
            <text:p>11</text:p>
          </table:table-cell>
          <table:table-cell table:style-name="ce99" table:formula="of:=[.N2]+1" office:value-type="date" office:date-value="2018-05-12">
            <text:p>12</text:p>
          </table:table-cell>
          <table:table-cell table:style-name="ce99" table:formula="of:=[.O2]+1" office:value-type="date" office:date-value="2018-05-13">
            <text:p>13</text:p>
          </table:table-cell>
          <table:table-cell table:style-name="ce99" table:formula="of:=[.P2]+1" office:value-type="date" office:date-value="2018-05-14">
            <text:p>14</text:p>
          </table:table-cell>
          <table:table-cell table:style-name="ce99" table:formula="of:=[.Q2]+1" office:value-type="date" office:date-value="2018-05-15">
            <text:p>15</text:p>
          </table:table-cell>
          <table:table-cell table:style-name="ce99" table:formula="of:=[.R2]+1" office:value-type="date" office:date-value="2018-05-16">
            <text:p>16</text:p>
          </table:table-cell>
          <table:table-cell table:style-name="ce99" table:formula="of:=[.S2]+1" office:value-type="date" office:date-value="2018-05-17">
            <text:p>17</text:p>
          </table:table-cell>
          <table:table-cell table:style-name="ce99" table:formula="of:=[.T2]+1" office:value-type="date" office:date-value="2018-05-18">
            <text:p>18</text:p>
          </table:table-cell>
          <table:table-cell table:style-name="ce99" table:formula="of:=[.U2]+1" office:value-type="date" office:date-value="2018-05-19">
            <text:p>19</text:p>
          </table:table-cell>
          <table:table-cell table:style-name="ce99" table:formula="of:=[.V2]+1" office:value-type="date" office:date-value="2018-05-20">
            <text:p>20</text:p>
          </table:table-cell>
          <table:table-cell table:style-name="ce99" table:formula="of:=[.W2]+1" office:value-type="date" office:date-value="2018-05-21">
            <text:p>21</text:p>
          </table:table-cell>
          <table:table-cell table:style-name="ce99" table:formula="of:=[.X2]+1" office:value-type="date" office:date-value="2018-05-22">
            <text:p>22</text:p>
          </table:table-cell>
          <table:table-cell table:style-name="ce99" table:formula="of:=[.Y2]+1" office:value-type="date" office:date-value="2018-05-23">
            <text:p>23</text:p>
          </table:table-cell>
          <table:table-cell table:style-name="ce99" table:formula="of:=[.Z2]+1" office:value-type="date" office:date-value="2018-05-24">
            <text:p>24</text:p>
          </table:table-cell>
          <table:table-cell table:style-name="ce99" table:formula="of:=[.AA2]+1" office:value-type="date" office:date-value="2018-05-25">
            <text:p>25</text:p>
          </table:table-cell>
          <table:table-cell table:style-name="ce99" table:formula="of:=[.AB2]+1" office:value-type="date" office:date-value="2018-05-26">
            <text:p>26</text:p>
          </table:table-cell>
          <table:table-cell table:style-name="ce99" table:formula="of:=[.AC2]+1" office:value-type="date" office:date-value="2018-05-27">
            <text:p>27</text:p>
          </table:table-cell>
          <table:table-cell table:style-name="ce99" table:formula="of:=[.AD2]+1" office:value-type="date" office:date-value="2018-05-28">
            <text:p>28</text:p>
          </table:table-cell>
          <table:table-cell table:style-name="ce99" table:formula="of:=[.AE2]+1" office:value-type="date" office:date-value="2018-05-29">
            <text:p>29</text:p>
          </table:table-cell>
          <table:table-cell table:style-name="ce99" table:formula="of:=[.AF2]+1" office:value-type="date" office:date-value="2018-05-30">
            <text:p>30</text:p>
          </table:table-cell>
          <table:table-cell table:style-name="ce99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97" table:formula="of:=SUM([.D4:.AH4])" office:value-type="float" office:value="6.5">
            <text:p>6.5</text:p>
          </table:table-cell>
          <table:table-cell table:style-name="ce101"/>
          <table:table-cell table:style-name="ce101" office:value-type="float" office:value="1">
            <office:annotation draw:style-name="gr4" draw:text-style-name="P1" svg:width="1.1413in" svg:height="0.5457in" svg:x="3.4157in" svg:y="0.1169in" draw:caption-point-x="-0.2402in" draw:caption-point-y="0.6008in">
              <dc:date>2018-05-02T00:00:00</dc:date>
              <text:p text:style-name="P1"><text:span text:style-name="T1">Không mua được vé tàu vào thành phố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4.6031in" svg:y="0.1177in" draw:caption-point-x="-0.2402in" draw:caption-point-y="0.6in">
              <dc:date>2018-05-04T00:00:00</dc:date>
              <text:p text:style-name="P1"><text:span text:style-name="T1">Bận việc nhà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6.3839in" svg:y="0.1181in" draw:caption-point-x="-0.2402in" draw:caption-point-y="0.5996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6.9776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1327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2" draw:text-style-name="P1" svg:width="1.1413in" svg:height="0.3902in" svg:x="12.3197in" svg:y="0.1232in" draw:caption-point-x="-0.2402in" draw:caption-point-y="0.5949in">
              <dc:date>2018-05-17T00:00:00</dc:date>
              <text:p text:style-name="P1">Bị bênh, xin off chiều</text:p>
            </office:annotation>
            <text:p>0.5</text:p>
          </table:table-cell>
          <table:table-cell table:style-name="ce101" table:number-columns-repeated="3"/>
          <table:table-cell table:style-name="ce101" office:value-type="float" office:value="0.5">
            <office:annotation draw:style-name="gr1" draw:text-style-name="P1" svg:width="1.1413in" svg:height="0.3902in" svg:x="14.6945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2878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5"/>
          <table:table-cell table:style-name="ce101" office:value-type="float" office:value="0.5">
            <office:annotation draw:style-name="gr1" draw:text-style-name="P1" svg:width="1.1413in" svg:height="0.3902in" svg:x="19.4433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20.0366in" svg:y="0.1756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97" table:formula="of:=SUM([.D5:.AH5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6.9776in" svg:y="0.3732in" draw:caption-point-x="-0.2402in" draw:caption-point-y="0.5992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2" draw:text-style-name="P1" svg:width="1.1413in" svg:height="0.2634in" svg:x="11.7264in" svg:y="0.3768in" draw:caption-point-x="-0.2402in" draw:caption-point-y="0.5957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97" table:formula="of:=SUM([.D6:.AH6])" office:value-type="float" office:value="2.5">
            <text:p>2.5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0.6768in" draw:caption-point-x="-0.2402in" draw:caption-point-y="0.5433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4.6031in" svg:y="0.6201in" draw:caption-point-x="-0.2402in" draw:caption-point-y="0.6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0.6205in" draw:caption-point-x="-0.2402in" draw:caption-point-y="0.5996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6768in" draw:caption-point-x="-0.2402in" draw:caption-point-y="0.5433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5" draw:text-style-name="P1" svg:width="1.1413in" svg:height="0.7012in" svg:x="8.7583in" svg:y="0.6787in" draw:caption-point-x="-0.2402in" draw:caption-point-y="0.5413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1" table:number-columns-repeated="2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97" table:formula="of:=SUM([.D7:.AH7])" office:value-type="float" office:value="0.5">
            <text:p>0.5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8701in" draw:caption-point-x="-0.2402in" draw:caption-point-y="0.5976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1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97" table:formula="of:=SUM([.D8:.AH8])" office:value-type="float" office:value="2">
            <text:p>2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1.172in" draw:caption-point-x="-0.2402in" draw:caption-point-y="0.5433in">
              <dc:date>2018-05-02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1" svg:width="1.1413in" svg:height="0.5457in" svg:x="4.0094in" svg:y="1.1154in" draw:caption-point-x="-0.2402in" draw:caption-point-y="0.6in">
              <dc:date>2018-05-03T00:00:00</dc:date>
              <text:p text:style-name="P1"><text:span text:style-name="T1">Gặp giảng viên hướng dẫn,xin về sớm, 4h48 về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1.1157in" draw:caption-point-x="-0.2402in" draw:caption-point-y="0.5996in">
              <dc:date>2018-05-07T00:00:00</dc:date>
              <text:p text:style-name="P1"><text:span text:style-name="T1">Đi học ở trường, xin đi trễ, 9h47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1.1732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0.539in" svg:y="1.1157in" draw:caption-point-x="-0.2402in" draw:caption-point-y="0.5996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1.1732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5457in" svg:x="14.6945in" svg:y="1.1157in" draw:caption-point-x="-0.2402in" draw:caption-point-y="0.5996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15.8815in" svg:y="1.1732in" draw:caption-point-x="-0.2402in" draw:caption-point-y="0.5421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8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97" table:formula="of:=SUM([.D9:.AH9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3" draw:text-style-name="P1" svg:width="1.1413in" svg:height="0.8567in" svg:x="7.5709in" svg:y="1.365in" draw:caption-point-x="-0.2402in" draw:caption-point-y="0.598in">
              <dc:date>2018-05-09T00:00:00</dc:date>
              <text:p text:style-name="P1"><text:span text:style-name="T1">Đi học để nghe về lịch chấm đồ án + hỏi thầy về bài thi cuối học phầ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1.7264in" svg:y="1.3673in" draw:caption-point-x="-0.2402in" draw:caption-point-y="0.5957in">
              <dc:date>2018-05-16T00:00:00</dc:date>
              <text:p text:style-name="P1"><text:span text:style-name="T1">Bà ngoại nhập viện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8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6" table:number-columns-spanned="2" table:number-rows-spanned="1">
            <text:p>6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8" table:number-columns-spanned="2" table:number-rows-spanned="1">
            <text:p>2018</text:p>
          </table:table-cell>
          <table:covered-table-cell table:style-name="ce116"/>
          <table:table-cell table:style-name="ce10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8-06-01">
            <text:p>01</text:p>
          </table:table-cell>
          <table:table-cell table:style-name="ce109" table:formula="of:=[.D2]+1" office:value-type="date" office:date-value="2018-06-02">
            <text:p>02</text:p>
          </table:table-cell>
          <table:table-cell table:style-name="ce109" table:formula="of:=[.E2]+1" office:value-type="date" office:date-value="2018-06-03">
            <text:p>03</text:p>
          </table:table-cell>
          <table:table-cell table:style-name="ce109" table:formula="of:=[.F2]+1" office:value-type="date" office:date-value="2018-06-04">
            <text:p>04</text:p>
          </table:table-cell>
          <table:table-cell table:style-name="ce109" table:formula="of:=[.G2]+1" office:value-type="date" office:date-value="2018-06-05">
            <text:p>05</text:p>
          </table:table-cell>
          <table:table-cell table:style-name="ce109" table:formula="of:=[.H2]+1" office:value-type="date" office:date-value="2018-06-06">
            <text:p>06</text:p>
          </table:table-cell>
          <table:table-cell table:style-name="ce109" table:formula="of:=[.I2]+1" office:value-type="date" office:date-value="2018-06-07">
            <text:p>07</text:p>
          </table:table-cell>
          <table:table-cell table:style-name="ce109" table:formula="of:=[.J2]+1" office:value-type="date" office:date-value="2018-06-08">
            <text:p>08</text:p>
          </table:table-cell>
          <table:table-cell table:style-name="ce109" table:formula="of:=[.K2]+1" office:value-type="date" office:date-value="2018-06-09">
            <text:p>09</text:p>
          </table:table-cell>
          <table:table-cell table:style-name="ce109" table:formula="of:=[.L2]+1" office:value-type="date" office:date-value="2018-06-10">
            <text:p>10</text:p>
          </table:table-cell>
          <table:table-cell table:style-name="ce109" table:formula="of:=[.M2]+1" office:value-type="date" office:date-value="2018-06-11">
            <text:p>11</text:p>
          </table:table-cell>
          <table:table-cell table:style-name="ce109" table:formula="of:=[.N2]+1" office:value-type="date" office:date-value="2018-06-12">
            <text:p>12</text:p>
          </table:table-cell>
          <table:table-cell table:style-name="ce109" table:formula="of:=[.O2]+1" office:value-type="date" office:date-value="2018-06-13">
            <text:p>13</text:p>
          </table:table-cell>
          <table:table-cell table:style-name="ce109" table:formula="of:=[.P2]+1" office:value-type="date" office:date-value="2018-06-14">
            <text:p>14</text:p>
          </table:table-cell>
          <table:table-cell table:style-name="ce109" table:formula="of:=[.Q2]+1" office:value-type="date" office:date-value="2018-06-15">
            <text:p>15</text:p>
          </table:table-cell>
          <table:table-cell table:style-name="ce109" table:formula="of:=[.R2]+1" office:value-type="date" office:date-value="2018-06-16">
            <text:p>16</text:p>
          </table:table-cell>
          <table:table-cell table:style-name="ce109" table:formula="of:=[.S2]+1" office:value-type="date" office:date-value="2018-06-17">
            <text:p>17</text:p>
          </table:table-cell>
          <table:table-cell table:style-name="ce109" table:formula="of:=[.T2]+1" office:value-type="date" office:date-value="2018-06-18">
            <text:p>18</text:p>
          </table:table-cell>
          <table:table-cell table:style-name="ce109" table:formula="of:=[.U2]+1" office:value-type="date" office:date-value="2018-06-19">
            <text:p>19</text:p>
          </table:table-cell>
          <table:table-cell table:style-name="ce109" table:formula="of:=[.V2]+1" office:value-type="date" office:date-value="2018-06-20">
            <text:p>20</text:p>
          </table:table-cell>
          <table:table-cell table:style-name="ce109" table:formula="of:=[.W2]+1" office:value-type="date" office:date-value="2018-06-21">
            <text:p>21</text:p>
          </table:table-cell>
          <table:table-cell table:style-name="ce109" table:formula="of:=[.X2]+1" office:value-type="date" office:date-value="2018-06-22">
            <text:p>22</text:p>
          </table:table-cell>
          <table:table-cell table:style-name="ce109" table:formula="of:=[.Y2]+1" office:value-type="date" office:date-value="2018-06-23">
            <text:p>23</text:p>
          </table:table-cell>
          <table:table-cell table:style-name="ce109" table:formula="of:=[.Z2]+1" office:value-type="date" office:date-value="2018-06-24">
            <text:p>24</text:p>
          </table:table-cell>
          <table:table-cell table:style-name="ce109" table:formula="of:=[.AA2]+1" office:value-type="date" office:date-value="2018-06-25">
            <text:p>25</text:p>
          </table:table-cell>
          <table:table-cell table:style-name="ce109" table:formula="of:=[.AB2]+1" office:value-type="date" office:date-value="2018-06-26">
            <text:p>26</text:p>
          </table:table-cell>
          <table:table-cell table:style-name="ce109" table:formula="of:=[.AC2]+1" office:value-type="date" office:date-value="2018-06-27">
            <text:p>27</text:p>
          </table:table-cell>
          <table:table-cell table:style-name="ce109" table:formula="of:=[.AD2]+1" office:value-type="date" office:date-value="2018-06-28">
            <text:p>28</text:p>
          </table:table-cell>
          <table:table-cell table:style-name="ce109" table:formula="of:=[.AE2]+1" office:value-type="date" office:date-value="2018-06-29">
            <text:p>29</text:p>
          </table:table-cell>
          <table:table-cell table:style-name="ce109" table:formula="of:=[.AF2]+1" office:value-type="date" office:date-value="2018-06-30">
            <text:p>30</text:p>
          </table:table-cell>
          <table:table-cell table:style-name="ce109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07" table:formula="of:=SUM([.D4:.AH4])" office:value-type="float" office:value="0">
            <text:p>0</text:p>
          </table:table-cell>
          <table:table-cell table:style-name="ce111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07" table:formula="of:=SUM([.D5:.AH5])" office:value-type="float" office:value="0">
            <text:p>0</text:p>
          </table:table-cell>
          <table:table-cell table:style-name="ce111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07" table:formula="of:=SUM([.D6:.AH6])" office:value-type="float" office:value="0">
            <text:p>0</text:p>
          </table:table-cell>
          <table:table-cell table:style-name="ce111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07" table:formula="of:=SUM([.D7:.AH7])" office:value-type="float" office:value="0">
            <text:p>0</text:p>
          </table:table-cell>
          <table:table-cell table:style-name="ce111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07" table:formula="of:=SUM([.D8:.AH8])" office:value-type="float" office:value="0">
            <text:p>0</text:p>
          </table:table-cell>
          <table:table-cell table:style-name="ce111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07" table:formula="of:=SUM([.D9:.AH9])" office:value-type="float" office:value="0">
            <text:p>0</text:p>
          </table:table-cell>
          <table:table-cell table:style-name="ce111" table:number-columns-repeated="31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8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7" table:number-columns-spanned="2" table:number-rows-spanned="1">
            <text:p>7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8" table:number-columns-spanned="2" table:number-rows-spanned="1">
            <text:p>2018</text:p>
          </table:table-cell>
          <table:covered-table-cell table:style-name="ce125"/>
          <table:table-cell table:style-name="ce11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9" table:formula="of:=DATE([.$R$1];[.N1];1)" office:value-type="date" office:date-value="2018-07-01">
            <text:p>01</text:p>
          </table:table-cell>
          <table:table-cell table:style-name="ce119" table:formula="of:=[.D2]+1" office:value-type="date" office:date-value="2018-07-02">
            <text:p>02</text:p>
          </table:table-cell>
          <table:table-cell table:style-name="ce119" table:formula="of:=[.E2]+1" office:value-type="date" office:date-value="2018-07-03">
            <text:p>03</text:p>
          </table:table-cell>
          <table:table-cell table:style-name="ce119" table:formula="of:=[.F2]+1" office:value-type="date" office:date-value="2018-07-04">
            <text:p>04</text:p>
          </table:table-cell>
          <table:table-cell table:style-name="ce119" table:formula="of:=[.G2]+1" office:value-type="date" office:date-value="2018-07-05">
            <text:p>05</text:p>
          </table:table-cell>
          <table:table-cell table:style-name="ce119" table:formula="of:=[.H2]+1" office:value-type="date" office:date-value="2018-07-06">
            <text:p>06</text:p>
          </table:table-cell>
          <table:table-cell table:style-name="ce119" table:formula="of:=[.I2]+1" office:value-type="date" office:date-value="2018-07-07">
            <text:p>07</text:p>
          </table:table-cell>
          <table:table-cell table:style-name="ce119" table:formula="of:=[.J2]+1" office:value-type="date" office:date-value="2018-07-08">
            <text:p>08</text:p>
          </table:table-cell>
          <table:table-cell table:style-name="ce119" table:formula="of:=[.K2]+1" office:value-type="date" office:date-value="2018-07-09">
            <text:p>09</text:p>
          </table:table-cell>
          <table:table-cell table:style-name="ce119" table:formula="of:=[.L2]+1" office:value-type="date" office:date-value="2018-07-10">
            <text:p>10</text:p>
          </table:table-cell>
          <table:table-cell table:style-name="ce119" table:formula="of:=[.M2]+1" office:value-type="date" office:date-value="2018-07-11">
            <text:p>11</text:p>
          </table:table-cell>
          <table:table-cell table:style-name="ce119" table:formula="of:=[.N2]+1" office:value-type="date" office:date-value="2018-07-12">
            <text:p>12</text:p>
          </table:table-cell>
          <table:table-cell table:style-name="ce119" table:formula="of:=[.O2]+1" office:value-type="date" office:date-value="2018-07-13">
            <text:p>13</text:p>
          </table:table-cell>
          <table:table-cell table:style-name="ce119" table:formula="of:=[.P2]+1" office:value-type="date" office:date-value="2018-07-14">
            <text:p>14</text:p>
          </table:table-cell>
          <table:table-cell table:style-name="ce119" table:formula="of:=[.Q2]+1" office:value-type="date" office:date-value="2018-07-15">
            <text:p>15</text:p>
          </table:table-cell>
          <table:table-cell table:style-name="ce119" table:formula="of:=[.R2]+1" office:value-type="date" office:date-value="2018-07-16">
            <text:p>16</text:p>
          </table:table-cell>
          <table:table-cell table:style-name="ce119" table:formula="of:=[.S2]+1" office:value-type="date" office:date-value="2018-07-17">
            <text:p>17</text:p>
          </table:table-cell>
          <table:table-cell table:style-name="ce119" table:formula="of:=[.T2]+1" office:value-type="date" office:date-value="2018-07-18">
            <text:p>18</text:p>
          </table:table-cell>
          <table:table-cell table:style-name="ce119" table:formula="of:=[.U2]+1" office:value-type="date" office:date-value="2018-07-19">
            <text:p>19</text:p>
          </table:table-cell>
          <table:table-cell table:style-name="ce119" table:formula="of:=[.V2]+1" office:value-type="date" office:date-value="2018-07-20">
            <text:p>20</text:p>
          </table:table-cell>
          <table:table-cell table:style-name="ce119" table:formula="of:=[.W2]+1" office:value-type="date" office:date-value="2018-07-21">
            <text:p>21</text:p>
          </table:table-cell>
          <table:table-cell table:style-name="ce119" table:formula="of:=[.X2]+1" office:value-type="date" office:date-value="2018-07-22">
            <text:p>22</text:p>
          </table:table-cell>
          <table:table-cell table:style-name="ce119" table:formula="of:=[.Y2]+1" office:value-type="date" office:date-value="2018-07-23">
            <text:p>23</text:p>
          </table:table-cell>
          <table:table-cell table:style-name="ce119" table:formula="of:=[.Z2]+1" office:value-type="date" office:date-value="2018-07-24">
            <text:p>24</text:p>
          </table:table-cell>
          <table:table-cell table:style-name="ce119" table:formula="of:=[.AA2]+1" office:value-type="date" office:date-value="2018-07-25">
            <text:p>25</text:p>
          </table:table-cell>
          <table:table-cell table:style-name="ce119" table:formula="of:=[.AB2]+1" office:value-type="date" office:date-value="2018-07-26">
            <text:p>26</text:p>
          </table:table-cell>
          <table:table-cell table:style-name="ce119" table:formula="of:=[.AC2]+1" office:value-type="date" office:date-value="2018-07-27">
            <text:p>27</text:p>
          </table:table-cell>
          <table:table-cell table:style-name="ce119" table:formula="of:=[.AD2]+1" office:value-type="date" office:date-value="2018-07-28">
            <text:p>28</text:p>
          </table:table-cell>
          <table:table-cell table:style-name="ce119" table:formula="of:=[.AE2]+1" office:value-type="date" office:date-value="2018-07-29">
            <text:p>29</text:p>
          </table:table-cell>
          <table:table-cell table:style-name="ce119" table:formula="of:=[.AF2]+1" office:value-type="date" office:date-value="2018-07-30">
            <text:p>30</text:p>
          </table:table-cell>
          <table:table-cell table:style-name="ce119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17" table:formula="of:=SUM([.D4:.AH4])" office:value-type="float" office:value="0">
            <text:p>0</text:p>
          </table:table-cell>
          <table:table-cell table:style-name="ce121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17" table:formula="of:=SUM([.D5:.AH5])" office:value-type="float" office:value="0">
            <text:p>0</text:p>
          </table:table-cell>
          <table:table-cell table:style-name="ce121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17" table:formula="of:=SUM([.D6:.AH6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17" table:formula="of:=SUM([.D7:.AH7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17" table:formula="of:=SUM([.D8:.AH8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17" table:formula="of:=SUM([.D9:.AH9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7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8" table:formula="of:=DATE([.$R$1];[.N1];1)" office:value-type="date" office:date-value="2018-08-01">
            <text:p>01</text:p>
          </table:table-cell>
          <table:table-cell table:style-name="ce128" table:formula="of:=[.D2]+1" office:value-type="date" office:date-value="2018-08-02">
            <text:p>02</text:p>
          </table:table-cell>
          <table:table-cell table:style-name="ce128" table:formula="of:=[.E2]+1" office:value-type="date" office:date-value="2018-08-03">
            <text:p>03</text:p>
          </table:table-cell>
          <table:table-cell table:style-name="ce128" table:formula="of:=[.F2]+1" office:value-type="date" office:date-value="2018-08-04">
            <text:p>04</text:p>
          </table:table-cell>
          <table:table-cell table:style-name="ce128" table:formula="of:=[.G2]+1" office:value-type="date" office:date-value="2018-08-05">
            <text:p>05</text:p>
          </table:table-cell>
          <table:table-cell table:style-name="ce128" table:formula="of:=[.H2]+1" office:value-type="date" office:date-value="2018-08-06">
            <text:p>06</text:p>
          </table:table-cell>
          <table:table-cell table:style-name="ce128" table:formula="of:=[.I2]+1" office:value-type="date" office:date-value="2018-08-07">
            <text:p>07</text:p>
          </table:table-cell>
          <table:table-cell table:style-name="ce128" table:formula="of:=[.J2]+1" office:value-type="date" office:date-value="2018-08-08">
            <text:p>08</text:p>
          </table:table-cell>
          <table:table-cell table:style-name="ce128" table:formula="of:=[.K2]+1" office:value-type="date" office:date-value="2018-08-09">
            <text:p>09</text:p>
          </table:table-cell>
          <table:table-cell table:style-name="ce128" table:formula="of:=[.L2]+1" office:value-type="date" office:date-value="2018-08-10">
            <text:p>10</text:p>
          </table:table-cell>
          <table:table-cell table:style-name="ce128" table:formula="of:=[.M2]+1" office:value-type="date" office:date-value="2018-08-11">
            <text:p>11</text:p>
          </table:table-cell>
          <table:table-cell table:style-name="ce128" table:formula="of:=[.N2]+1" office:value-type="date" office:date-value="2018-08-12">
            <text:p>12</text:p>
          </table:table-cell>
          <table:table-cell table:style-name="ce128" table:formula="of:=[.O2]+1" office:value-type="date" office:date-value="2018-08-13">
            <text:p>13</text:p>
          </table:table-cell>
          <table:table-cell table:style-name="ce128" table:formula="of:=[.P2]+1" office:value-type="date" office:date-value="2018-08-14">
            <text:p>14</text:p>
          </table:table-cell>
          <table:table-cell table:style-name="ce128" table:formula="of:=[.Q2]+1" office:value-type="date" office:date-value="2018-08-15">
            <text:p>15</text:p>
          </table:table-cell>
          <table:table-cell table:style-name="ce128" table:formula="of:=[.R2]+1" office:value-type="date" office:date-value="2018-08-16">
            <text:p>16</text:p>
          </table:table-cell>
          <table:table-cell table:style-name="ce128" table:formula="of:=[.S2]+1" office:value-type="date" office:date-value="2018-08-17">
            <text:p>17</text:p>
          </table:table-cell>
          <table:table-cell table:style-name="ce128" table:formula="of:=[.T2]+1" office:value-type="date" office:date-value="2018-08-18">
            <text:p>18</text:p>
          </table:table-cell>
          <table:table-cell table:style-name="ce128" table:formula="of:=[.U2]+1" office:value-type="date" office:date-value="2018-08-19">
            <text:p>19</text:p>
          </table:table-cell>
          <table:table-cell table:style-name="ce128" table:formula="of:=[.V2]+1" office:value-type="date" office:date-value="2018-08-20">
            <text:p>20</text:p>
          </table:table-cell>
          <table:table-cell table:style-name="ce128" table:formula="of:=[.W2]+1" office:value-type="date" office:date-value="2018-08-21">
            <text:p>21</text:p>
          </table:table-cell>
          <table:table-cell table:style-name="ce128" table:formula="of:=[.X2]+1" office:value-type="date" office:date-value="2018-08-22">
            <text:p>22</text:p>
          </table:table-cell>
          <table:table-cell table:style-name="ce128" table:formula="of:=[.Y2]+1" office:value-type="date" office:date-value="2018-08-23">
            <text:p>23</text:p>
          </table:table-cell>
          <table:table-cell table:style-name="ce128" table:formula="of:=[.Z2]+1" office:value-type="date" office:date-value="2018-08-24">
            <text:p>24</text:p>
          </table:table-cell>
          <table:table-cell table:style-name="ce128" table:formula="of:=[.AA2]+1" office:value-type="date" office:date-value="2018-08-25">
            <text:p>25</text:p>
          </table:table-cell>
          <table:table-cell table:style-name="ce128" table:formula="of:=[.AB2]+1" office:value-type="date" office:date-value="2018-08-26">
            <text:p>26</text:p>
          </table:table-cell>
          <table:table-cell table:style-name="ce128" table:formula="of:=[.AC2]+1" office:value-type="date" office:date-value="2018-08-27">
            <text:p>27</text:p>
          </table:table-cell>
          <table:table-cell table:style-name="ce128" table:formula="of:=[.AD2]+1" office:value-type="date" office:date-value="2018-08-28">
            <text:p>28</text:p>
          </table:table-cell>
          <table:table-cell table:style-name="ce128" table:formula="of:=[.AE2]+1" office:value-type="date" office:date-value="2018-08-29">
            <text:p>29</text:p>
          </table:table-cell>
          <table:table-cell table:style-name="ce128" table:formula="of:=[.AF2]+1" office:value-type="date" office:date-value="2018-08-30">
            <text:p>30</text:p>
          </table:table-cell>
          <table:table-cell table:style-name="ce128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26" table:formula="of:=SUM([.D4:.AH4])" office:value-type="float" office:value="0">
            <text:p>0</text:p>
          </table:table-cell>
          <table:table-cell table:style-name="ce130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26" table:formula="of:=SUM([.D5:.AH5])" office:value-type="float" office:value="0">
            <text:p>0</text:p>
          </table:table-cell>
          <table:table-cell table:style-name="ce130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26" table:formula="of:=SUM([.D6:.AH6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26" table:formula="of:=SUM([.D7:.AH7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26" table:formula="of:=SUM([.D8:.AH8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26" table:formula="of:=SUM([.D9:.AH9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137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10" table:number-columns-spanned="2" table:number-rows-spanned="1">
            <text:p>10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4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1" table:number-columns-spanned="2" table:number-rows-spanned="1">
            <text:p>11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8" table:number-columns-spanned="2" table:number-rows-spanned="1">
            <text:p>2018</text:p>
          </table:table-cell>
          <table:covered-table-cell table:style-name="ce161"/>
          <table:table-cell table:style-name="ce15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5" table:formula="of:=DATE([.$R$1];[.N1];1)" office:value-type="date" office:date-value="2018-11-01">
            <text:p>01</text:p>
          </table:table-cell>
          <table:table-cell table:style-name="ce155" table:formula="of:=[.D2]+1" office:value-type="date" office:date-value="2018-11-02">
            <text:p>02</text:p>
          </table:table-cell>
          <table:table-cell table:style-name="ce155" table:formula="of:=[.E2]+1" office:value-type="date" office:date-value="2018-11-03">
            <text:p>03</text:p>
          </table:table-cell>
          <table:table-cell table:style-name="ce155" table:formula="of:=[.F2]+1" office:value-type="date" office:date-value="2018-11-04">
            <text:p>04</text:p>
          </table:table-cell>
          <table:table-cell table:style-name="ce155" table:formula="of:=[.G2]+1" office:value-type="date" office:date-value="2018-11-05">
            <text:p>05</text:p>
          </table:table-cell>
          <table:table-cell table:style-name="ce155" table:formula="of:=[.H2]+1" office:value-type="date" office:date-value="2018-11-06">
            <text:p>06</text:p>
          </table:table-cell>
          <table:table-cell table:style-name="ce155" table:formula="of:=[.I2]+1" office:value-type="date" office:date-value="2018-11-07">
            <text:p>07</text:p>
          </table:table-cell>
          <table:table-cell table:style-name="ce155" table:formula="of:=[.J2]+1" office:value-type="date" office:date-value="2018-11-08">
            <text:p>08</text:p>
          </table:table-cell>
          <table:table-cell table:style-name="ce155" table:formula="of:=[.K2]+1" office:value-type="date" office:date-value="2018-11-09">
            <text:p>09</text:p>
          </table:table-cell>
          <table:table-cell table:style-name="ce155" table:formula="of:=[.L2]+1" office:value-type="date" office:date-value="2018-11-10">
            <text:p>10</text:p>
          </table:table-cell>
          <table:table-cell table:style-name="ce155" table:formula="of:=[.M2]+1" office:value-type="date" office:date-value="2018-11-11">
            <text:p>11</text:p>
          </table:table-cell>
          <table:table-cell table:style-name="ce155" table:formula="of:=[.N2]+1" office:value-type="date" office:date-value="2018-11-12">
            <text:p>12</text:p>
          </table:table-cell>
          <table:table-cell table:style-name="ce155" table:formula="of:=[.O2]+1" office:value-type="date" office:date-value="2018-11-13">
            <text:p>13</text:p>
          </table:table-cell>
          <table:table-cell table:style-name="ce155" table:formula="of:=[.P2]+1" office:value-type="date" office:date-value="2018-11-14">
            <text:p>14</text:p>
          </table:table-cell>
          <table:table-cell table:style-name="ce155" table:formula="of:=[.Q2]+1" office:value-type="date" office:date-value="2018-11-15">
            <text:p>15</text:p>
          </table:table-cell>
          <table:table-cell table:style-name="ce155" table:formula="of:=[.R2]+1" office:value-type="date" office:date-value="2018-11-16">
            <text:p>16</text:p>
          </table:table-cell>
          <table:table-cell table:style-name="ce155" table:formula="of:=[.S2]+1" office:value-type="date" office:date-value="2018-11-17">
            <text:p>17</text:p>
          </table:table-cell>
          <table:table-cell table:style-name="ce155" table:formula="of:=[.T2]+1" office:value-type="date" office:date-value="2018-11-18">
            <text:p>18</text:p>
          </table:table-cell>
          <table:table-cell table:style-name="ce155" table:formula="of:=[.U2]+1" office:value-type="date" office:date-value="2018-11-19">
            <text:p>19</text:p>
          </table:table-cell>
          <table:table-cell table:style-name="ce155" table:formula="of:=[.V2]+1" office:value-type="date" office:date-value="2018-11-20">
            <text:p>20</text:p>
          </table:table-cell>
          <table:table-cell table:style-name="ce155" table:formula="of:=[.W2]+1" office:value-type="date" office:date-value="2018-11-21">
            <text:p>21</text:p>
          </table:table-cell>
          <table:table-cell table:style-name="ce155" table:formula="of:=[.X2]+1" office:value-type="date" office:date-value="2018-11-22">
            <text:p>22</text:p>
          </table:table-cell>
          <table:table-cell table:style-name="ce155" table:formula="of:=[.Y2]+1" office:value-type="date" office:date-value="2018-11-23">
            <text:p>23</text:p>
          </table:table-cell>
          <table:table-cell table:style-name="ce155" table:formula="of:=[.Z2]+1" office:value-type="date" office:date-value="2018-11-24">
            <text:p>24</text:p>
          </table:table-cell>
          <table:table-cell table:style-name="ce155" table:formula="of:=[.AA2]+1" office:value-type="date" office:date-value="2018-11-25">
            <text:p>25</text:p>
          </table:table-cell>
          <table:table-cell table:style-name="ce155" table:formula="of:=[.AB2]+1" office:value-type="date" office:date-value="2018-11-26">
            <text:p>26</text:p>
          </table:table-cell>
          <table:table-cell table:style-name="ce155" table:formula="of:=[.AC2]+1" office:value-type="date" office:date-value="2018-11-27">
            <text:p>27</text:p>
          </table:table-cell>
          <table:table-cell table:style-name="ce155" table:formula="of:=[.AD2]+1" office:value-type="date" office:date-value="2018-11-28">
            <text:p>28</text:p>
          </table:table-cell>
          <table:table-cell table:style-name="ce155" table:formula="of:=[.AE2]+1" office:value-type="date" office:date-value="2018-11-29">
            <text:p>29</text:p>
          </table:table-cell>
          <table:table-cell table:style-name="ce155" table:formula="of:=[.AF2]+1" office:value-type="date" office:date-value="2018-11-30">
            <text:p>30</text:p>
          </table:table-cell>
          <table:table-cell table:style-name="ce155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3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2" table:number-columns-spanned="2" table:number-rows-spanned="1">
            <text:p>12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8-12-01">
            <text:p>01</text:p>
          </table:table-cell>
          <table:table-cell table:style-name="ce164" table:formula="of:=[.D2]+1" office:value-type="date" office:date-value="2018-12-02">
            <text:p>02</text:p>
          </table:table-cell>
          <table:table-cell table:style-name="ce164" table:formula="of:=[.E2]+1" office:value-type="date" office:date-value="2018-12-03">
            <text:p>03</text:p>
          </table:table-cell>
          <table:table-cell table:style-name="ce164" table:formula="of:=[.F2]+1" office:value-type="date" office:date-value="2018-12-04">
            <text:p>04</text:p>
          </table:table-cell>
          <table:table-cell table:style-name="ce164" table:formula="of:=[.G2]+1" office:value-type="date" office:date-value="2018-12-05">
            <text:p>05</text:p>
          </table:table-cell>
          <table:table-cell table:style-name="ce164" table:formula="of:=[.H2]+1" office:value-type="date" office:date-value="2018-12-06">
            <text:p>06</text:p>
          </table:table-cell>
          <table:table-cell table:style-name="ce164" table:formula="of:=[.I2]+1" office:value-type="date" office:date-value="2018-12-07">
            <text:p>07</text:p>
          </table:table-cell>
          <table:table-cell table:style-name="ce164" table:formula="of:=[.J2]+1" office:value-type="date" office:date-value="2018-12-08">
            <text:p>08</text:p>
          </table:table-cell>
          <table:table-cell table:style-name="ce164" table:formula="of:=[.K2]+1" office:value-type="date" office:date-value="2018-12-09">
            <text:p>09</text:p>
          </table:table-cell>
          <table:table-cell table:style-name="ce164" table:formula="of:=[.L2]+1" office:value-type="date" office:date-value="2018-12-10">
            <text:p>10</text:p>
          </table:table-cell>
          <table:table-cell table:style-name="ce164" table:formula="of:=[.M2]+1" office:value-type="date" office:date-value="2018-12-11">
            <text:p>11</text:p>
          </table:table-cell>
          <table:table-cell table:style-name="ce164" table:formula="of:=[.N2]+1" office:value-type="date" office:date-value="2018-12-12">
            <text:p>12</text:p>
          </table:table-cell>
          <table:table-cell table:style-name="ce164" table:formula="of:=[.O2]+1" office:value-type="date" office:date-value="2018-12-13">
            <text:p>13</text:p>
          </table:table-cell>
          <table:table-cell table:style-name="ce164" table:formula="of:=[.P2]+1" office:value-type="date" office:date-value="2018-12-14">
            <text:p>14</text:p>
          </table:table-cell>
          <table:table-cell table:style-name="ce164" table:formula="of:=[.Q2]+1" office:value-type="date" office:date-value="2018-12-15">
            <text:p>15</text:p>
          </table:table-cell>
          <table:table-cell table:style-name="ce164" table:formula="of:=[.R2]+1" office:value-type="date" office:date-value="2018-12-16">
            <text:p>16</text:p>
          </table:table-cell>
          <table:table-cell table:style-name="ce164" table:formula="of:=[.S2]+1" office:value-type="date" office:date-value="2018-12-17">
            <text:p>17</text:p>
          </table:table-cell>
          <table:table-cell table:style-name="ce164" table:formula="of:=[.T2]+1" office:value-type="date" office:date-value="2018-12-18">
            <text:p>18</text:p>
          </table:table-cell>
          <table:table-cell table:style-name="ce164" table:formula="of:=[.U2]+1" office:value-type="date" office:date-value="2018-12-19">
            <text:p>19</text:p>
          </table:table-cell>
          <table:table-cell table:style-name="ce164" table:formula="of:=[.V2]+1" office:value-type="date" office:date-value="2018-12-20">
            <text:p>20</text:p>
          </table:table-cell>
          <table:table-cell table:style-name="ce164" table:formula="of:=[.W2]+1" office:value-type="date" office:date-value="2018-12-21">
            <text:p>21</text:p>
          </table:table-cell>
          <table:table-cell table:style-name="ce164" table:formula="of:=[.X2]+1" office:value-type="date" office:date-value="2018-12-22">
            <text:p>22</text:p>
          </table:table-cell>
          <table:table-cell table:style-name="ce164" table:formula="of:=[.Y2]+1" office:value-type="date" office:date-value="2018-12-23">
            <text:p>23</text:p>
          </table:table-cell>
          <table:table-cell table:style-name="ce164" table:formula="of:=[.Z2]+1" office:value-type="date" office:date-value="2018-12-24">
            <text:p>24</text:p>
          </table:table-cell>
          <table:table-cell table:style-name="ce164" table:formula="of:=[.AA2]+1" office:value-type="date" office:date-value="2018-12-25">
            <text:p>25</text:p>
          </table:table-cell>
          <table:table-cell table:style-name="ce164" table:formula="of:=[.AB2]+1" office:value-type="date" office:date-value="2018-12-26">
            <text:p>26</text:p>
          </table:table-cell>
          <table:table-cell table:style-name="ce164" table:formula="of:=[.AC2]+1" office:value-type="date" office:date-value="2018-12-27">
            <text:p>27</text:p>
          </table:table-cell>
          <table:table-cell table:style-name="ce164" table:formula="of:=[.AD2]+1" office:value-type="date" office:date-value="2018-12-28">
            <text:p>28</text:p>
          </table:table-cell>
          <table:table-cell table:style-name="ce164" table:formula="of:=[.AE2]+1" office:value-type="date" office:date-value="2018-12-29">
            <text:p>29</text:p>
          </table:table-cell>
          <table:table-cell table:style-name="ce164" table:formula="of:=[.AF2]+1" office:value-type="date" office:date-value="2018-12-30">
            <text:p>30</text:p>
          </table:table-cell>
          <table:table-cell table:style-name="ce164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62" table:formula="of:=SUM([.D9:.AH9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4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5-17">05/17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560</meta:editing-cycles>
    <meta:editing-duration>P13DT16H45M10S</meta:editing-duration>
    <meta:generator>OpenOffice/4.1.2$Win32 OpenOffice.org_project/412m3$Build-9782</meta:generator>
    <dc:date>2018-05-17T14:04:33.10</dc:date>
    <meta:document-statistic meta:table-count="15" meta:cell-count="1364" meta:object-count="0"/>
    <meta:user-defined meta:name="Info 1"/>
    <meta:user-defined meta:name="Info 2"/>
    <meta:user-defined meta:name="Info 3"/>
    <meta:user-defined meta:name="Info 4"/>
  </office:meta>
</office:document-meta>
</file>